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320910816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text:id="ct1320910960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text:id="ct13209144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320914560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5353115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320910816"/><text:change-start text:change-id="ct1320910960"/>Introduction<text:change-end text:change-id="ct1320910960"/><text:change-start text:change-id="ct1320914416"/> (Informative)</text:h>
      <text:h text:style-name="Heading_20_1" text:outline-level="1">Intended Use (Normative)</text:h>
      <text:p text:style-name="Standard">This Standard defines an optional protocol.</text:p>
      <text:h text:style-name="Heading_20_1" text:outline-level="1">Reference and Context (Normative)</text:h>
      <text:p text:style-name="Standard">Cite to transfer Standards and Technical Notes, CAN and others (complicated cites...)</text:p>
      <text:h text:style-name="Heading_20_1" text:outline-level="1">Messages (Normative)</text:h>
      <text:p text:style-name="Standard">Protocol Support Inquiry</text:p>
      <text:p text:style-name="Standard">Content: None</text:p>
      <text:p text:style-name="Standard"/>
      <text:p text:style-name="Standard">Destination address required.</text:p>
      <text:p text:style-name="Standard"><text:bookmark text:name="psr"/>Protocol Support Reply</text:p>
      <text:p text:style-name="Standard">Content: Bytes containing bits identifying the available OpenLCB protocols; see definitions in separate (spreadsheet) (pdf).</text:p>
      <text:h text:style-name="Heading_20_1" text:outline-level="1">Interactions (Normative)</text:h>
      <text:p text:style-name="Standard">OpenLCB defines a number of specific protocols for interacting with nodes, including event exchange, datagrams, streams, configuration, etc. These protocols are optional, in the sense that not every node will implement every one. </text:p>
      <text:p text:style-name="Standard">To determine which protocols a node implements, a Protocol Support Inquiry message is sent to the specific node. It will reply with a Protocol Support Reply message that contains one or more bytes of data. A specific bit position has been reserved for each defined protocol in a separate spreadsheet (.ods, .pdf form). If the bit is zero or not present, the protocol is not supported and requests to use it will result in a error. If present and 1, the protocol is supported.</text:p>
      <text:p text:style-name="Standard">It is not necessary to check whether a protocol is supported by a node before attempting to use the protocol. If it's not, the error handling mechanism (see below) will indicate that.</text:p>
      <text:h text:style-name="Heading_20_1" text:outline-level="1"><text:soft-page-break/>Protocol Identification Values (Normative)</text:h>
      <text:p text:style-name="Standard">0x80 00 00 00 00 00 00 00 Protocol Identification Protocol</text:p>
      <text:p text:style-name="Standard">0x40 00 00 00 00 00 00 00 Datagram Protocol</text:p>
      <text:p text:style-name="Standard">0x20 00 00 00 00 00 00 00 Stream Protocol</text:p>
      <text:p text:style-name="Standard"/>
      <text:p text:style-name="Standard"/>
      <text:p text:style-name="Standard"><text:change-end text:change-id="ct1320914416"/><text:change text:change-id="ct132091456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7332184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730359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text:id="ct1260266896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73321840"/><text:change-start text:change-id="ct1273035968"/>OpenLCB <text:change-end text:change-id="ct1273035968"/><text:change-start text:change-id="ct1260266896"/>Protocol Identification Protocol Standard<text:change-end text:change-id="ct1260266896"/></text:p>
      </style:header>
      <style:footer>
        <text:tracked-changes>
          <text:changed-region text:id="ct12732425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7324265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9928688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73242560"/><text:change-start text:change-id="ct1273242656"/><text:span text:style-name="MT2">Copyright 2010, by J. Day, D. Harris, B. Jacobsen, and A. Shepherd</text:span><text:change-end text:change-id="ct1273242656"/><text:change text:change-id="ct119928688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4:02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32111235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3211124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21110944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text:id="ct1321111104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text:id="ct1321108080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32110824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3211084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2110856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27329652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21112352"/><text:change-start text:change-id="ct1321112464"/>OpenLCB <text:change-end text:change-id="ct1321112464"/><text:change-start text:change-id="ct1321110944"/>Standard<text:change-end text:change-id="ct132111094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21111104"/><text:change-start text:change-id="ct1321108080"/>Protocol Identification Protocol<text:change-end text:change-id="ct13211080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21108240"/><text:change-start text:change-id="ct1321108464"/><text:date style:data-style-name="N37" text:date-value="2010-10-08T17:19:56" text:fixed="true">10/08/10</text:date><text:change-end text:change-id="ct1321108464"/></text:p>
            </table:table-cell>
            <table:table-cell table:style-name="Table1.C1" office:value-type="string">
              <text:p text:style-name="MP7"><text:change text:change-id="ct1321108560"/><text:change-start text:change-id="ct1273296528"/>Preliminary<text:change-end text:change-id="ct1273296528"/></text:p>
            </table:table-cell>
          </table:table-row>
        </table:table>
        <text:p text:style-name="Header"/>
      </style:header>
      <style:footer>
        <text:tracked-changes>
          <text:changed-region text:id="ct127299540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9928572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7323921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272995408"/><text:change-start text:change-id="ct1199285728"/><text:span text:style-name="MT5">10</text:span><text:change-end text:change-id="ct1199285728"/><text:span text:style-name="MT5">, by J. Day, D. Harris, B. Jacobsen, </text:span><text:change text:change-id="ct127323921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4:02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9</meta:editing-cycles>
    <meta:editing-duration>PT11H54M52S</meta:editing-duration>
    <meta:generator>OpenOffice.org/3.2$Unix OpenOffice.org_project/320m18$Build-9502</meta:generator>
    <dc:date>2010-10-10T12:14:02</dc:date>
    <dc:creator>Bob Jacobsen</dc:creator>
    <meta:document-statistic meta:table-count="1" meta:image-count="1" meta:object-count="0" meta:page-count="2" meta:paragraph-count="47" meta:word-count="428" meta:character-count="2728"/>
    <meta:user-defined meta:name="Info 1"/>
    <meta:user-defined meta:name="Info 2"/>
    <meta:user-defined meta:name="Info 3"/>
    <meta:user-defined meta:name="Info 4"/>
  </office:meta>
</office:document-meta>
</file>